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rsid="00069480" officeooo:paragraph-rsid="00069480" style:font-size-asian="9.60000038146973pt" style:font-size-complex="11pt"/>
    </style:style>
    <style:style style:name="P2" style:family="paragraph" style:parent-style-name="Standard">
      <style:text-properties fo:font-size="11pt" officeooo:rsid="0006c643" officeooo:paragraph-rsid="0006c643" style:font-size-asian="9.60000038146973pt" style:font-size-complex="11pt"/>
    </style:style>
    <style:style style:name="P3" style:family="paragraph" style:parent-style-name="Standard">
      <style:text-properties fo:font-size="11pt" officeooo:rsid="0006c643" officeooo:paragraph-rsid="0007d030" style:font-size-asian="9.60000038146973pt" style:font-size-complex="11pt"/>
    </style:style>
    <style:style style:name="P4" style:family="paragraph" style:parent-style-name="Standard">
      <style:text-properties fo:font-size="11pt" officeooo:rsid="0006c643" officeooo:paragraph-rsid="00178076" style:font-size-asian="9.60000038146973pt" style:font-size-complex="11pt"/>
    </style:style>
    <style:style style:name="P5" style:family="paragraph" style:parent-style-name="Standard">
      <style:text-properties fo:font-size="11pt" officeooo:rsid="0007d030" officeooo:paragraph-rsid="0007d030" style:font-size-asian="9.60000038146973pt" style:font-size-complex="11pt"/>
    </style:style>
    <style:style style:name="P6" style:family="paragraph" style:parent-style-name="Standard">
      <style:text-properties fo:font-size="11pt" officeooo:rsid="0008ec26" officeooo:paragraph-rsid="0008ec26" style:font-size-asian="9.60000038146973pt" style:font-size-complex="11pt"/>
    </style:style>
    <style:style style:name="P7" style:family="paragraph" style:parent-style-name="Standard" style:list-style-name="L2">
      <style:text-properties fo:font-size="11pt" officeooo:rsid="0009fb74" officeooo:paragraph-rsid="0009fb74" style:font-size-asian="9.60000038146973pt" style:font-size-complex="11pt"/>
    </style:style>
    <style:style style:name="P8" style:family="paragraph" style:parent-style-name="Standard" style:list-style-name="L2">
      <style:text-properties fo:font-size="11pt" officeooo:rsid="000aed7f" officeooo:paragraph-rsid="000aed7f" style:font-size-asian="9.60000038146973pt" style:font-size-complex="11pt"/>
    </style:style>
    <style:style style:name="P9" style:family="paragraph" style:parent-style-name="Standard">
      <style:text-properties fo:font-size="11pt" officeooo:rsid="000aed7f" officeooo:paragraph-rsid="000aed7f" style:font-size-asian="9.60000038146973pt" style:font-size-complex="11pt"/>
    </style:style>
    <style:style style:name="P10" style:family="paragraph" style:parent-style-name="Standard">
      <style:text-properties fo:font-size="11pt" officeooo:rsid="000babf5" officeooo:paragraph-rsid="000babf5" style:font-size-asian="9.60000038146973pt" style:font-size-complex="11pt"/>
    </style:style>
    <style:style style:name="P11" style:family="paragraph" style:parent-style-name="Standard">
      <style:text-properties fo:font-size="11pt" officeooo:rsid="000c1b2b" officeooo:paragraph-rsid="000c1b2b" style:font-size-asian="9.60000038146973pt" style:font-size-complex="11pt"/>
    </style:style>
    <style:style style:name="P12" style:family="paragraph" style:parent-style-name="Standard">
      <style:text-properties fo:font-size="11pt" officeooo:rsid="000ed8a5" officeooo:paragraph-rsid="000ed8a5" style:font-size-asian="9.60000038146973pt" style:font-size-complex="11pt"/>
    </style:style>
    <style:style style:name="P13" style:family="paragraph" style:parent-style-name="Standard">
      <style:text-properties fo:font-size="11pt" officeooo:rsid="00128afb" officeooo:paragraph-rsid="00128afb" style:font-size-asian="9.60000038146973pt" style:font-size-complex="11pt"/>
    </style:style>
    <style:style style:name="P14" style:family="paragraph" style:parent-style-name="Standard">
      <style:text-properties fo:font-size="11pt" officeooo:rsid="0014e450" officeooo:paragraph-rsid="0014e450" style:font-size-asian="9.60000038146973pt" style:font-size-complex="11pt"/>
    </style:style>
    <style:style style:name="P15" style:family="paragraph" style:parent-style-name="Standard">
      <style:text-properties fo:font-size="11pt" officeooo:rsid="00178076" officeooo:paragraph-rsid="00178076" style:font-size-asian="9.60000038146973pt" style:font-size-complex="11pt"/>
    </style:style>
    <style:style style:name="P16" style:family="paragraph" style:parent-style-name="Standard">
      <style:text-properties fo:font-size="11pt" officeooo:rsid="001910b9" officeooo:paragraph-rsid="001910b9" style:font-size-asian="9.60000038146973pt" style:font-size-complex="11pt"/>
    </style:style>
    <style:style style:name="P17" style:family="paragraph" style:parent-style-name="Standard">
      <style:text-properties fo:font-size="11pt" officeooo:rsid="0019dae8" officeooo:paragraph-rsid="0019dae8" style:font-size-asian="9.60000038146973pt" style:font-size-complex="11pt"/>
    </style:style>
    <style:style style:name="P18" style:family="paragraph" style:parent-style-name="Standard">
      <style:text-properties fo:font-size="11pt" officeooo:rsid="001b7b58" officeooo:paragraph-rsid="001b7b58" style:font-size-asian="9.60000038146973pt" style:font-size-complex="11pt"/>
    </style:style>
    <style:style style:name="P19" style:family="paragraph" style:parent-style-name="Standard">
      <style:text-properties fo:font-size="11pt" fo:font-weight="bold" officeooo:rsid="00178076" officeooo:paragraph-rsid="00178076" style:font-size-asian="9.60000038146973pt" style:font-weight-asian="bold" style:font-size-complex="11pt" style:font-weight-complex="bold"/>
    </style:style>
    <style:style style:name="P20" style:family="paragraph" style:parent-style-name="Standard">
      <style:text-properties fo:font-size="11pt" fo:font-weight="bold" officeooo:rsid="00178076" officeooo:paragraph-rsid="00178076" style:font-size-asian="11pt" style:font-weight-asian="bold" style:font-size-complex="11pt" style:font-weight-complex="bold"/>
    </style:style>
    <style:style style:name="P21" style:family="paragraph" style:parent-style-name="Standard">
      <style:text-properties fo:font-size="11pt" fo:font-weight="normal" officeooo:rsid="00178076" officeooo:paragraph-rsid="00178076" style:font-size-asian="11pt" style:font-weight-asian="normal" style:font-size-complex="11pt" style:font-weight-complex="normal"/>
    </style:style>
    <style:style style:name="P22" style:family="paragraph" style:parent-style-name="Standard">
      <style:text-properties fo:font-size="11pt" fo:font-weight="normal" officeooo:rsid="001dfbd2" officeooo:paragraph-rsid="001dfbd2" style:font-size-asian="11pt" style:font-weight-asian="normal" style:font-size-complex="11pt" style:font-weight-complex="normal"/>
    </style:style>
    <style:style style:name="P23" style:family="paragraph" style:parent-style-name="Standard">
      <style:text-properties fo:font-size="16pt" fo:font-weight="bold" officeooo:rsid="00069480" officeooo:paragraph-rsid="00069480" style:font-size-asian="16pt" style:font-weight-asian="bold" style:font-size-complex="16pt" style:font-weight-complex="bold"/>
    </style:style>
    <style:style style:name="P24" style:family="paragraph" style:parent-style-name="Standard">
      <style:text-properties fo:font-size="12pt" fo:font-weight="bold" officeooo:rsid="00178076" officeooo:paragraph-rsid="00178076" style:font-size-asian="12pt" style:font-weight-asian="bold" style:font-size-complex="12pt" style:font-weight-complex="bold"/>
    </style:style>
    <style:style style:name="P25" style:family="paragraph" style:parent-style-name="Standard">
      <style:text-properties fo:font-size="12pt" officeooo:rsid="00178076" officeooo:paragraph-rsid="00178076" style:font-size-asian="12pt" style:font-size-complex="12pt"/>
    </style:style>
    <style:style style:name="P26" style:family="paragraph" style:parent-style-name="Standard">
      <style:text-properties officeooo:paragraph-rsid="001910b9"/>
    </style:style>
    <style:style style:name="P27" style:family="paragraph" style:parent-style-name="Standard">
      <style:text-properties officeooo:rsid="001b7b58" officeooo:paragraph-rsid="001b7b58"/>
    </style:style>
    <style:style style:name="P28" style:family="paragraph" style:parent-style-name="Standard">
      <style:text-properties officeooo:rsid="001c8335" officeooo:paragraph-rsid="001c8335"/>
    </style:style>
    <style:style style:name="P29" style:family="paragraph" style:parent-style-name="Standard">
      <style:text-properties officeooo:rsid="001dfbd2" officeooo:paragraph-rsid="001dfbd2"/>
    </style:style>
    <style:style style:name="P30" style:family="paragraph" style:parent-style-name="Standard">
      <style:text-properties fo:font-weight="bold" officeooo:paragraph-rsid="001910b9" style:font-weight-asian="bold" style:font-weight-complex="bold"/>
    </style:style>
    <style:style style:name="T1" style:family="text">
      <style:text-properties officeooo:rsid="0007840c"/>
    </style:style>
    <style:style style:name="T2" style:family="text">
      <style:text-properties officeooo:rsid="0007d030"/>
    </style:style>
    <style:style style:name="T3" style:family="text">
      <style:text-properties officeooo:rsid="0008ec26"/>
    </style:style>
    <style:style style:name="T4" style:family="text">
      <style:text-properties officeooo:rsid="000babf5"/>
    </style:style>
    <style:style style:name="T5" style:family="text">
      <style:text-properties officeooo:rsid="000c1b2b"/>
    </style:style>
    <style:style style:name="T6" style:family="text">
      <style:text-properties officeooo:rsid="000dca7f"/>
    </style:style>
    <style:style style:name="T7" style:family="text">
      <style:text-properties officeooo:rsid="000ed8a5"/>
    </style:style>
    <style:style style:name="T8" style:family="text">
      <style:text-properties officeooo:rsid="0012ef2f"/>
    </style:style>
    <style:style style:name="T9" style:family="text">
      <style:text-properties fo:font-size="11pt" style:font-size-asian="9.60000038146973pt" style:font-size-complex="11pt"/>
    </style:style>
    <style:style style:name="T10" style:family="text">
      <style:text-properties fo:font-size="11pt" officeooo:rsid="00178076" style:font-size-asian="9.60000038146973pt" style:font-size-complex="11pt"/>
    </style:style>
    <style:style style:name="T11" style:family="text">
      <style:text-properties fo:font-size="11pt" officeooo:rsid="001910b9" style:font-size-asian="9.60000038146973pt" style:font-size-complex="11pt"/>
    </style:style>
    <style:style style:name="T12" style:family="text">
      <style:text-properties fo:font-size="11pt" officeooo:rsid="001dfbd2" style:font-size-asian="9.60000038146973pt" style:font-size-complex="11pt"/>
    </style:style>
    <style:style style:name="T13" style:family="text">
      <style:text-properties officeooo:rsid="0019dae8"/>
    </style:style>
    <style:style style:name="T14" style:family="text">
      <style:text-properties fo:font-weight="bold" style:font-weight-asian="bold" style:font-weight-complex="bold"/>
    </style:style>
    <style:style style:name="T15" style:family="text">
      <style:text-properties officeooo:rsid="001dfbd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TS-Projekt<text:tab/>Futterstation<text:tab/></text:p>
      <text:p text:style-name="P1"/>
      <text:p text:style-name="P1">Die bedienende Person wird mit unserer Futterstation in der Lage sein, in Abwesenheit die Futter- und Trinkversorgung seines geliebten Haustieres zu überwachen und zu regulieren. Sie wird über ein Interface auf dem Smartphone zu geregelten Zeiten eine Futterstation steuern können, welche dann über sich öffnende Ventile Futter und Wasser in die Näpfe des Tieres leitet. Dabei soll sicher gestellt sein, dass die Näpfe nicht überlaufen. Der Benutzer wird während der ganzen Zeit über eine Kamera das Futterverhalten seines Tieres beobachten können. Bleibt das Tier dem Futter auch nach Minuten noch fern, kann der Besitzer Schritte einleiten, um das Wohlbefinden des Tieres zu überprüfen.</text:p>
      <text:p text:style-name="P1"/>
      <text:p text:style-name="P2">Anforderungsanalyse</text:p>
      <text:p text:style-name="P6">Konkrete Aufgaben welche wir an die fertigen „Futterstation“ stellen sind:</text:p>
      <text:list xml:id="list8993855824408620014" text:style-name="L2">
        <text:list-item>
          <text:p text:style-name="P7">stabile Weiterleitung und Verarbeitung der Videosignale an den Nutzer</text:p>
        </text:list-item>
        <text:list-item>
          <text:p text:style-name="P7">präzise Ausgabe vom Nahrungsmenge und Wasservolumen</text:p>
        </text:list-item>
        <text:list-item>
          <text:p text:style-name="P8">Kein ungewollter Austritt von Futter oder Flüssigkeit</text:p>
        </text:list-item>
        <text:list-item>
          <text:p text:style-name="P7">Die Möglichkeit eingeleitete Befehle zu stoppen</text:p>
        </text:list-item>
        <text:list-item>
          <text:p text:style-name="P8">Zugriff auf die Steuerelemente aus großer Entfernung</text:p>
        </text:list-item>
      </text:list>
      <text:p text:style-name="P9"/>
      <text:p text:style-name="P2"/>
      <text:p text:style-name="P2"/>
      <text:p text:style-name="P2"/>
      <text:p text:style-name="P5">4)</text:p>
      <text:p text:style-name="P5"/>
      <text:p text:style-name="P5">Für unser Projekt benutzen wir den Raspberry Pi 3 B. Die Kamera wird eine Logitech C270, welche über USB mit dem Raspberry Pi 3 B verbunden wird. Die Software wird für Android Handys programmiert. Für unsere Futterausgabe benötigen wir ein elektrisch ansteuerbares Wasserventil sowie einen kleinen Servomotor. Letzteres wird für die mechanische Verriegelung der Futterausgabe benötigt. </text:p>
      <text:p text:style-name="P5">Da der Benutzer auf eine Internetseite zugreifen soll, bedienen wir uns an den Programmiersprachen HTML, CSS und JavaScript <text:span text:style-name="T3">um die Internetseite und die Benutzeroberfläche auf dem Handy zu erstellen.</text:span></text:p>
      <text:p text:style-name="P6">In der Vergangenheit haben wir gute Erfahrungen mit Python auf dem Raspberry Pi3 gemacht, und werden auch nun wieder darauf zurückgreifen. Den Userinput vom Androidphone werden wir auf dem Pi umwandeln und an den Servomotor sowie an das elektronische Wasserventil schicken. Für die Kommunikation zum RapsberryPi verwenden wir die gewohnten MQTT-Protokolle. </text:p>
      <text:p text:style-name="P5"/>
      <text:p text:style-name="P5"/>
      <text:p text:style-name="P9">5)<text:span text:style-name="T4">[Lösungsweg]</text:span></text:p>
      <text:p text:style-name="P10">Bei Projekten in denen eine lokale Maschine von einem beliebig weit entfernten Ort per Android Handy gesteuert werden soll, bietet eine Lösung mit dem Raspberry Pi oft die einfachste und beste Lösung. Somit stellt er auch in unserem Projekt das Herzstück dar. Wir werden einen Apparat bauen in welchem neben dem Raspberry Pi auch noch ein Servomotor, ein elektrisches Ventil und eine USB-Webcam eingebaut werden.</text:p>
      <text:p text:style-name="P13">Wir brauchen für Motor und Ventil unterschiedliche Nennspannungen (4,8V-6V für den Motor und 12V für unser Ventil) mit Beachtung der jeweilig zugelassenen Ströme. Um dies zu erreichen, verwenden wir entweder 2 sep<text:span text:style-name="T8">a</text:span>rate Batterieversorgungs<text:span text:style-name="T8">fächer, oder eine Versorgung per 12V Netzteil mit entsprechender Verschaltung für Ventil und Motor. Vor dem Motor müssten wir dann einen Vorwiderstand in Reihe schalten, in selber Widerstandsgröße des Motors, welchen wir dann nachmessen müssten, damit wir die 6V am Motor per Spannungsteiler erhalten. Das Ventil wird über die 12V DC Spannung versorgt. Die GPIO-Pins sind mit Transistoren (zum ein und Ausschalten) vor den Motor und das Ventil gesetzt, um so „An/Aus-Befehle“ und Spannungsversorgung zu sichern.</text:span></text:p>
      <text:p text:style-name="P10"/>
      <text:p text:style-name="P10">Die Webcam dient der Überwachung des Tieres. Das Ventil regelt die Trinkwasserfreigabe indem es entweder an die Hauswasserleitung oder wie in unserem Fall an einen Kanister angeschlossen wird. Zuletzt brauchten wir einen sinnvollen Mechanismus welcher <text:span text:style-name="T5">die Nahrungsausgabe reguliert. </text:span></text:p>
      <text:p text:style-name="P11">Wir spielten gedanklich verschiedene Möglichkeiten und Aufbauten durch. Allerdings sollte auch sichergestellt sein, dass der Verschluss nicht vom Futter blockiert werden würde. <text:span text:style-name="T6">Am Ende einigten wir uns auf einen Aufbau bei welchem eine diagonale Platte das Futter zurückhält, und bei Aktivierung schräg </text:span><text:soft-page-break/><text:span text:style-name="T6">wegfährt um etwas Futter hinausfallen zu lassen. Für wie lange die Futterausgabe geöffnet sein wird, werden wir über den Programmcode regulieren und dem Nutzer dafür verschiedene Schaltflächen geben.</text:span></text:p>
      <text:p text:style-name="P11"/>
      <text:p text:style-name="P11">**** <text:span text:style-name="T7">BILD: <text:s/>„Futterausgabe“ ****</text:span></text:p>
      <text:p text:style-name="P11"/>
      <text:p text:style-name="P12">Der Nutzer wird sich mit seinem Android-Handy auf unserer Website einloggen können.</text:p>
      <text:p text:style-name="P12">Auf dieser werden ihm das Bild der Webcam sowie einige Schaltflächen angezeigt.</text:p>
      <text:p text:style-name="P12"/>
      <text:p text:style-name="P12">**** BILD: UserInterface“ ****</text:p>
      <text:p text:style-name="P12"/>
      <text:p text:style-name="P12"/>
      <text:p text:style-name="P12">**** UML-KLASSENDIAGRAMM hier einfügen****</text:p>
      <text:p text:style-name="P12"/>
      <text:p text:style-name="P12">**** BLOCKSCHALTBILD hier einfachst ****</text:p>
      <text:p text:style-name="P12"/>
      <text:p text:style-name="P12"/>
      <text:p text:style-name="P25"><text:span text:style-name="T14">Zeitplan</text:span></text:p>
      <text:p text:style-name="P15"/>
      <text:p text:style-name="P19">02.05.2017 bis 09.05.2017 <text:span text:style-name="T15">(20h Workload)</text:span></text:p>
      <text:p text:style-name="P15"/>
      <text:p text:style-name="P15">alle Hardware besorgt und funktionsfähig</text:p>
      <text:p text:style-name="P16">Grundgerüst HTML-Seite <text:span text:style-name="T13">und Hostingfragen </text:span></text:p>
      <text:p text:style-name="P17">Festlegung bezüglich Stromversorgung Motor/Ventil</text:p>
      <text:p text:style-name="P16"/>
      <text:p text:style-name="P30"><text:span text:style-name="T10">09.05.2017 bis 16.05.2017 </text:span><text:span text:style-name="T12">(30h)</text:span></text:p>
      <text:p text:style-name="P26"><text:span text:style-name="T11"/></text:p>
      <text:p text:style-name="P27"><text:span text:style-name="T11">S</text:span><text:span text:style-name="T9">tromversorgung für Ventil und Motor </text:span></text:p>
      <text:p text:style-name="P27"><text:span text:style-name="T9">Grundgerüst Kommunikation zwischen Raspberry Pi 3 / Page / Android</text:span></text:p>
      <text:p text:style-name="P26"><text:span text:style-name="T11"/></text:p>
      <text:p text:style-name="P30"><text:span text:style-name="T10">16.05.2017 bis 23.05.2017 </text:span><text:span text:style-name="T12">(20h)</text:span></text:p>
      <text:p text:style-name="P26"><text:span text:style-name="T10"/></text:p>
      <text:p text:style-name="P28"><text:span text:style-name="T10">M</text:span><text:span text:style-name="T9">echanische Pappvorichtungen für Prototyp anfertigen</text:span></text:p>
      <text:p text:style-name="P27"><text:span text:style-name="T10">H</text:span><text:span text:style-name="T9">TML-Seite ist fertiggestellt</text:span></text:p>
      <text:p text:style-name="P29"><text:span text:style-name="T9">Puffer für Probleme</text:span></text:p>
      <text:p text:style-name="P26"><text:span text:style-name="T10"/></text:p>
      <text:p text:style-name="P19">23.05.2017 bis 30.05.2017 <text:span text:style-name="T15">(20h)</text:span></text:p>
      <text:p text:style-name="P15"/>
      <text:p text:style-name="P18">funktionsfähiger Prototyp aus Pappe fertiggestellt</text:p>
      <text:p text:style-name="P18">Motor/Ventil Spannungsversorgung funktionstüchtig</text:p>
      <text:p text:style-name="P18">Motor/Ventil ist elektronisch über Internetseite ansteuerbar</text:p>
      <text:p text:style-name="P18">Webcam liefert stabiles Bild auf Android Smartphone</text:p>
      <text:p text:style-name="P18"/>
      <text:p text:style-name="P25"><text:span text:style-name="T14">30.05.2017 Vorstellung Prototyp</text:span></text:p>
      <text:p text:style-name="P20">30.05.2017 bis <text:s/>06.06.2017 <text:span text:style-name="T15">(30h)</text:span></text:p>
      <text:p text:style-name="P21"/>
      <text:p text:style-name="P22">Mechanische Vorrichtungen für die Generalprobe entwickeln</text:p>
      <text:p text:style-name="P21"/>
      <text:p text:style-name="P20">06.06.2017 bis 13.06.2017 <text:span text:style-name="T15">(15h)</text:span></text:p>
      <text:p text:style-name="P21"/>
      <text:p text:style-name="P22">Design von HTML-Seite</text:p>
      <text:p text:style-name="P22">letzte Testversuche </text:p>
      <text:p text:style-name="P21"/>
      <text:p text:style-name="P20">13.06.2017 bis 20.06.2017</text:p>
      <text:p text:style-name="P21"/>
      <text:p text:style-name="P24">20.06.2017 Generalprobe</text:p>
      <text:p text:style-name="P20">13.07.2017 Präsentation</text:p>
      <text:p text:style-name="P4"/>
      <text:p text:style-name="P3"><text:soft-page-break/><text:span text:style-name="T2">6)</text:span></text:p>
      <text:p text:style-name="P3">In dem Benutzerinterface <text:span text:style-name="T1">wird der Benutzer in der oberen Hälfte ein Livebild per Webcam sehen können. Darunter sind zwei Spalten für jeweils Futter und Wasser und innerhalb der Spalten Knöpfe für die jeweilige Nachfüllmenge. Das Tier wird gelegentlich Reste im Napf lassen, weswegen es mehrere Möglichkeiten für die Nachfüllmenge geben muss. Nachdem sich der Bediener über die Kamera einen Überblick verschafft hat, kann er sich für mehrere Nachfüllmengen entscheiden (z.B. 40%, 70%, 100%). Nach Drücken eines Knopfes wird die Spalte zu einem neuen Knopf, mit dem das Nachfüllen bei Bedarf vorzeitig gestoppt werden kann. </text:span></text:p>
      <text:p text:style-name="P3"/>
      <text:p text:style-name="P3"/>
      <text:p text:style-name="P3"/>
      <text:p text:style-name="P3"/>
      <text:p text:style-name="P9">Mitwirkende:</text:p>
      <text:p text:style-name="P9">Ruben Reitz 2143968</text:p>
      <text:p text:style-name="P9">Florian Wiekhorst 2217663</text:p>
      <text:p text:style-name="P14">Jan Lorenz 2148957</text:p>
      <text:p text:style-name="P18">Tim Zscharge 2221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3:04:23.880000000</meta:creation-date>
    <dc:date>2017-04-27T16:53:18.447000000</dc:date>
    <meta:editing-duration>PT1H5M57S</meta:editing-duration>
    <meta:editing-cycles>10</meta:editing-cycles>
    <meta:generator>LibreOffice/5.2.5.1$Windows_x86 LibreOffice_project/0312e1a284a7d50ca85a365c316c7abbf20a4d22</meta:generator>
    <meta:document-statistic meta:table-count="0" meta:image-count="0" meta:object-count="0" meta:page-count="3" meta:paragraph-count="57" meta:word-count="831" meta:character-count="5959" meta:non-whitespace-character-count="5180"/>
  </office:meta>
</office:document-meta>
</file>